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05c" officeooo:paragraph-rsid="0006b05c"/>
    </style:style>
    <style:style style:name="T1" style:family="text">
      <style:text-properties officeooo:rsid="0007d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ede.unifacs.br/handle/tede/898" text:style-name="Internet_20_link" text:visited-style-name="Visited_20_Internet_20_Link">https://tede.unifacs.br/handle/tede/898</text:a></text:p>
      <text:p text:style-name="Standard"/>
      <text:p text:style-name="Standard"><text:a xlink:type="simple" xlink:href="https://pantheon.ufrj.br/handle/11422/6866" text:style-name="Internet_20_link" text:visited-style-name="Visited_20_Internet_20_Link">https://pantheon.ufrj.br/handle/11422/6866</text:a></text:p>
      <text:p text:style-name="Standard"/>
      <text:p text:style-name="Standard"/>
      <text:p text:style-name="P1">financiamento estudantil <text:span text:style-name="T1">usar entre aspas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8:07:07.279696931</meta:creation-date>
    <dc:date>2025-11-10T21:56:42.782307116</dc:date>
    <meta:editing-duration>PT9M1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7" meta:character-count="122" meta:non-whitespace-character-count="118"/>
  </office:meta>
</office:document-meta>
</file>